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IN"/>
    </style:style>
    <style:style style:name="T3" style:parent-style-name="DefaultParagraphFont" style:family="text">
      <style:text-properties fo:language="en" fo:country="IN"/>
    </style:style>
    <style:style style:name="T4" style:parent-style-name="DefaultParagraphFont" style:family="text">
      <style:text-properties fo:language="en" fo:country="IN"/>
    </style:style>
    <style:style style:name="T5" style:parent-style-name="DefaultParagraphFont" style:family="text">
      <style:text-properties fo:language="en" fo:country="IN"/>
    </style:style>
    <style:style style:name="T6" style:parent-style-name="DefaultParagraphFont" style:family="text">
      <style:text-properties fo:language="en" fo:country="IN"/>
    </style:style>
    <style:style style:name="P7" style:parent-style-name="Standard" style:family="paragraph">
      <style:text-properties fo:language="en" fo:country="IN"/>
    </style:style>
    <style:style style:name="P8" style:parent-style-name="Standard" style:family="paragraph">
      <style:text-properties fo:language="en" fo:country="IN"/>
    </style:style>
    <style:style style:name="P9" style:parent-style-name="Standard" style:family="paragraph">
      <style:text-properties fo:language="en" fo:country="IN"/>
    </style:style>
    <style:style style:name="P10" style:parent-style-name="Standard" style:family="paragraph">
      <style:text-properties fo:language="en" fo:country="IN"/>
    </style:style>
    <style:style style:name="P11" style:parent-style-name="Standard" style:family="paragraph">
      <style:text-properties fo:language="en" fo:country="IN"/>
    </style:style>
    <style:style style:name="P12" style:parent-style-name="Normal" style:family="paragraph">
      <style:paragraph-properties fo:widows="2" fo:orphans="2" style:vertical-align="auto" fo:margin-top="0.2in" fo:margin-bottom="0.2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13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14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5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6" style:parent-style-name="DefaultParagraphFont" style:family="text">
      <style:text-properties style:font-name="Consolas" style:font-name-asian="Times New Roman" style:font-name-complex="Times New Roman" fo:color="#FF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7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8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9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20" style:parent-style-name="DefaultParagraphFont" style:family="text">
      <style:text-properties style:font-name="Consolas" style:font-name-asian="Times New Roman" style:font-name-complex="Times New Roman" fo:color="#FF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21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22" style:parent-style-name="Standard" style:family="paragraph">
      <style:text-properties fo:language="en" fo:country="IN"/>
    </style:style>
    <style:style style:name="P23" style:parent-style-name="Normal" style:family="paragraph">
      <style:paragraph-properties fo:widows="2" fo:orphans="2" style:vertical-align="auto" fo:margin-top="0.2in" fo:margin-bottom="0.2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24" style:parent-style-name="Normal" style:family="paragraph">
      <style:paragraph-properties fo:widows="2" fo:orphans="2" style:vertical-align="auto" fo:margin-top="0.2in" fo:margin-bottom="0.2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25" style:parent-style-name="Normal" style:family="paragraph">
      <style:paragraph-properties fo:widows="2" fo:orphans="2" style:vertical-align="auto" fo:margin-bottom="0.1041in" fo:background-color="#E7E9EB"/>
      <style:text-properties style:font-name="Segoe UI" style:font-name-asian="Times New Roman" style:font-name-complex="Segoe UI" fo:color="#000000" style:letter-kerning="false" fo:font-size="18pt" style:font-size-asian="18pt" style:font-size-complex="18pt" fo:language="en" fo:country="IN" style:language-asian="en" style:country-asian="IN" style:language-complex="ar" style:country-complex="SA" fo:hyphenate="true"/>
    </style:style>
    <style:style style:name="P26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27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28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29" style:parent-style-name="DefaultParagraphFont" style:family="text">
      <style:text-properties style:font-name="Consolas" style:font-name-asian="Times New Roman" style:font-name-complex="Times New Roman" fo:color="#FF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0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1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2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3" style:parent-style-name="DefaultParagraphFont" style:family="text">
      <style:text-properties style:font-name="Consolas" style:font-name-asian="Times New Roman" style:font-name-complex="Times New Roman" fo:color="#FF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4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35" style:parent-style-name="Standard" style:family="paragraph">
      <style:text-properties fo:language="en" fo:country="IN"/>
    </style:style>
    <style:style style:name="T36" style:parent-style-name="DefaultParagraphFont" style:family="text">
      <style:text-properties fo:language="en" fo:country="IN"/>
    </style:style>
    <style:style style:name="T37" style:parent-style-name="DefaultParagraphFont" style:family="text">
      <style:text-properties fo:language="en" fo:country="IN"/>
    </style:style>
    <style:style style:name="T38" style:parent-style-name="DefaultParagraphFont" style:family="text">
      <style:text-properties fo:language="en" fo:country="IN"/>
    </style:style>
    <style:style style:name="T39" style:parent-style-name="DefaultParagraphFont" style:family="text">
      <style:text-properties fo:language="en" fo:country="IN"/>
    </style:style>
    <style:style style:name="T40" style:parent-style-name="DefaultParagraphFont" style:family="text">
      <style:text-properties fo:language="en" fo:country="IN"/>
    </style:style>
    <style:style style:name="T41" style:parent-style-name="DefaultParagraphFont" style:family="text">
      <style:text-properties style:font-name="Arial" style:font-name-complex="Arial" fo:color="#202124" fo:font-size="16.5pt" style:font-size-asian="16.5pt" style:font-size-complex="16.5pt" fo:background-color="#FFFFFF"/>
    </style:style>
    <style:style style:name="T42" style:parent-style-name="DefaultParagraphFont" style:family="text">
      <style:text-properties style:font-name="Arial" style:font-name-complex="Arial" fo:color="#040C28" fo:font-size="16.5pt" style:font-size-asian="16.5pt" style:font-size-complex="16.5pt"/>
    </style:style>
    <style:style style:name="T43" style:parent-style-name="DefaultParagraphFont" style:family="text">
      <style:text-properties style:font-name="Arial" style:font-name-complex="Arial" fo:color="#202124" fo:font-size="16.5pt" style:font-size-asian="16.5pt" style:font-size-complex="16.5pt" fo:background-color="#FFFFFF"/>
    </style:style>
    <style:style style:name="P44" style:parent-style-name="Standard" style:family="paragraph">
      <style:text-properties style:font-name="Arial" style:font-name-complex="Arial" fo:color="#202124" fo:font-size="16.5pt" style:font-size-asian="16.5pt" style:font-size-complex="16.5pt" fo:background-color="#FFFFFF"/>
    </style:style>
    <style:style style:name="P45" style:parent-style-name="Standard" style:family="paragraph">
      <style:text-properties fo:language="en" fo:country="IN"/>
    </style:style>
    <style:style style:name="P46" style:parent-style-name="Standard" style:family="paragraph">
      <style:text-properties fo:language="en" fo:country="IN"/>
    </style:style>
    <style:style style:name="T47" style:parent-style-name="DefaultParagraphFont" style:family="text">
      <style:text-properties fo:language="en" fo:country="IN"/>
    </style:style>
    <style:style style:name="T48" style:parent-style-name="DefaultParagraphFont" style:family="text">
      <style:text-properties fo:font-style="italic" style:font-style-asian="italic" style:font-style-complex="italic" fo:language="en" fo:country="IN"/>
    </style:style>
    <style:style style:name="T49" style:parent-style-name="DefaultParagraphFont" style:family="text">
      <style:text-properties fo:language="en" fo:country="IN"/>
    </style:style>
    <style:style style:name="T50" style:parent-style-name="DefaultParagraphFont" style:family="text">
      <style:text-properties fo:font-style="italic" style:font-style-asian="italic" style:font-style-complex="italic" fo:language="en" fo:country="IN"/>
    </style:style>
    <style:style style:name="T51" style:parent-style-name="DefaultParagraphFont" style:family="text">
      <style:text-properties fo:language="en" fo:country="IN"/>
    </style:style>
    <style:style style:name="T52" style:parent-style-name="DefaultParagraphFont" style:family="text">
      <style:text-properties fo:font-style="italic" style:font-style-asian="italic" style:font-style-complex="italic" fo:language="en" fo:country="IN"/>
    </style:style>
    <style:style style:name="T53" style:parent-style-name="DefaultParagraphFont" style:family="text">
      <style:text-properties fo:language="en" fo:country="IN"/>
    </style:style>
    <style:style style:name="P54" style:parent-style-name="Standard" style:family="paragraph">
      <style:text-properties fo:language="en" fo:country="IN"/>
    </style:style>
    <style:style style:name="P55" style:parent-style-name="Standard" style:family="paragraph">
      <style:text-properties fo:language="en" fo:country="IN"/>
    </style:style>
    <style:style style:name="P56" style:parent-style-name="Standard" style:family="paragraph">
      <style:text-properties fo:language="en" fo:country="IN"/>
    </style:style>
    <style:style style:name="P57" style:parent-style-name="Standard" style:family="paragraph">
      <style:text-properties fo:language="en" fo:country="IN"/>
    </style:style>
    <style:style style:name="T58" style:parent-style-name="DefaultParagraphFont" style:family="text">
      <style:text-properties fo:language="en" fo:country="IN"/>
    </style:style>
    <style:style style:name="T59" style:parent-style-name="DefaultParagraphFont" style:family="text">
      <style:text-properties fo:font-style="italic" style:font-style-asian="italic" style:font-style-complex="italic" fo:language="en" fo:country="IN"/>
    </style:style>
    <style:style style:name="T60" style:parent-style-name="DefaultParagraphFont" style:family="text">
      <style:text-properties fo:language="en" fo:country="IN"/>
    </style:style>
    <style:style style:name="T61" style:parent-style-name="DefaultParagraphFont" style:family="text">
      <style:text-properties fo:font-style="italic" style:font-style-asian="italic" style:font-style-complex="italic" fo:language="en" fo:country="IN"/>
    </style:style>
    <style:style style:name="T62" style:parent-style-name="DefaultParagraphFont" style:family="text">
      <style:text-properties fo:language="en" fo:country="IN"/>
    </style:style>
    <style:style style:name="P63" style:parent-style-name="Standard" style:family="paragraph">
      <style:text-properties fo:language="en" fo:country="IN"/>
    </style:style>
    <style:style style:name="P64" style:parent-style-name="Standard" style:family="paragraph">
      <style:text-properties fo:language="en" fo:country="IN"/>
    </style:style>
    <style:style style:name="P65" style:parent-style-name="Standard" style:family="paragraph">
      <style:text-properties fo:language="en" fo:country="IN"/>
    </style:style>
    <style:style style:name="P66" style:parent-style-name="Standard" style:family="paragraph">
      <style:text-properties fo:language="en" fo:country="IN"/>
    </style:style>
    <style:style style:name="P67" style:parent-style-name="Standard" style:family="paragraph">
      <style:text-properties fo:language="en" fo:country="IN"/>
    </style:style>
    <style:style style:name="T68" style:parent-style-name="DefaultParagraphFont" style:family="text">
      <style:text-properties fo:language="en" fo:country="IN"/>
    </style:style>
    <style:style style:name="T69" style:parent-style-name="DefaultParagraphFont" style:family="text">
      <style:text-properties fo:font-style="italic" style:font-style-asian="italic" style:font-style-complex="italic" fo:language="en" fo:country="IN"/>
    </style:style>
    <style:style style:name="T70" style:parent-style-name="DefaultParagraphFont" style:family="text">
      <style:text-properties fo:language="en" fo:country="IN"/>
    </style:style>
    <style:style style:name="T71" style:parent-style-name="DefaultParagraphFont" style:family="text">
      <style:text-properties fo:font-style="italic" style:font-style-asian="italic" style:font-style-complex="italic" fo:language="en" fo:country="IN"/>
    </style:style>
    <style:style style:name="T72" style:parent-style-name="DefaultParagraphFont" style:family="text">
      <style:text-properties fo:language="en" fo:country="IN"/>
    </style:style>
    <style:style style:name="T73" style:parent-style-name="DefaultParagraphFont" style:family="text">
      <style:text-properties fo:font-style="italic" style:font-style-asian="italic" style:font-style-complex="italic" fo:language="en" fo:country="IN"/>
    </style:style>
    <style:style style:name="T74" style:parent-style-name="DefaultParagraphFont" style:family="text">
      <style:text-properties fo:language="en" fo:country="IN"/>
    </style:style>
    <style:style style:name="T75" style:parent-style-name="DefaultParagraphFont" style:family="text">
      <style:text-properties fo:font-style="italic" style:font-style-asian="italic" style:font-style-complex="italic" fo:language="en" fo:country="IN"/>
    </style:style>
    <style:style style:name="T76" style:parent-style-name="DefaultParagraphFont" style:family="text">
      <style:text-properties fo:language="en" fo:country="IN"/>
    </style:style>
    <style:style style:name="T77" style:parent-style-name="DefaultParagraphFont" style:family="text">
      <style:text-properties fo:font-style="italic" style:font-style-asian="italic" style:font-style-complex="italic" fo:language="en" fo:country="IN"/>
    </style:style>
    <style:style style:name="T78" style:parent-style-name="DefaultParagraphFont" style:family="text">
      <style:text-properties fo:language="en" fo:country="IN"/>
    </style:style>
    <style:style style:name="T79" style:parent-style-name="DefaultParagraphFont" style:family="text">
      <style:text-properties fo:font-style="italic" style:font-style-asian="italic" style:font-style-complex="italic" fo:language="en" fo:country="IN"/>
    </style:style>
    <style:style style:name="T80" style:parent-style-name="DefaultParagraphFont" style:family="text">
      <style:text-properties fo:language="en" fo:country="IN"/>
    </style:style>
    <style:style style:name="T81" style:parent-style-name="DefaultParagraphFont" style:family="text">
      <style:text-properties fo:font-style="italic" style:font-style-asian="italic" style:font-style-complex="italic" fo:language="en" fo:country="IN"/>
    </style:style>
    <style:style style:name="T82" style:parent-style-name="DefaultParagraphFont" style:family="text">
      <style:text-properties fo:language="en" fo:country="IN"/>
    </style:style>
    <style:style style:name="T83" style:parent-style-name="DefaultParagraphFont" style:family="text">
      <style:text-properties fo:language="en" fo:country="IN"/>
    </style:style>
    <style:style style:name="T84" style:parent-style-name="DefaultParagraphFont" style:family="text">
      <style:text-properties fo:font-style="italic" style:font-style-asian="italic" style:font-style-complex="italic" fo:language="en" fo:country="IN"/>
    </style:style>
    <style:style style:name="T85" style:parent-style-name="DefaultParagraphFont" style:family="text">
      <style:text-properties fo:language="en" fo:country="IN"/>
    </style:style>
    <style:style style:name="T86" style:parent-style-name="DefaultParagraphFont" style:family="text">
      <style:text-properties fo:font-style="italic" style:font-style-asian="italic" style:font-style-complex="italic" fo:language="en" fo:country="IN"/>
    </style:style>
    <style:style style:name="T87" style:parent-style-name="DefaultParagraphFont" style:family="text">
      <style:text-properties fo:language="en" fo:country="IN"/>
    </style:style>
    <style:style style:name="T88" style:parent-style-name="DefaultParagraphFont" style:family="text">
      <style:text-properties fo:language="en" fo:country="IN"/>
    </style:style>
    <style:style style:name="T89" style:parent-style-name="DefaultParagraphFont" style:family="text">
      <style:text-properties fo:font-style="italic" style:font-style-asian="italic" style:font-style-complex="italic" fo:language="en" fo:country="IN"/>
    </style:style>
    <style:style style:name="T90" style:parent-style-name="DefaultParagraphFont" style:family="text">
      <style:text-properties fo:language="en" fo:country="IN"/>
    </style:style>
    <style:style style:name="P91" style:parent-style-name="Standard" style:family="paragraph">
      <style:text-properties fo:language="en" fo:country="IN"/>
    </style:style>
    <style:style style:name="T92" style:parent-style-name="DefaultParagraphFont" style:family="text">
      <style:text-properties fo:language="en" fo:country="IN"/>
    </style:style>
    <style:style style:name="T93" style:parent-style-name="DefaultParagraphFont" style:family="text">
      <style:text-properties fo:language="en" fo:country="IN"/>
    </style:style>
    <style:style style:name="T94" style:parent-style-name="DefaultParagraphFont" style:family="text">
      <style:text-properties fo:language="en" fo:country="IN"/>
    </style:style>
    <style:style style:name="T95" style:parent-style-name="DefaultParagraphFont" style:family="text">
      <style:text-properties fo:language="en" fo:country="IN"/>
    </style:style>
    <style:style style:name="T96" style:parent-style-name="DefaultParagraphFont" style:family="text">
      <style:text-properties fo:language="en" fo:country="IN"/>
    </style:style>
    <style:style style:name="T97" style:parent-style-name="DefaultParagraphFont" style:family="text">
      <style:text-properties fo:language="en" fo:country="IN"/>
    </style:style>
    <style:style style:name="T98" style:parent-style-name="DefaultParagraphFont" style:family="text">
      <style:text-properties fo:language="en" fo:country="IN"/>
    </style:style>
    <style:style style:name="T99" style:parent-style-name="DefaultParagraphFont" style:family="text">
      <style:text-properties style:font-name="Verdana" fo:color="#000000" fo:font-size="11.5pt" style:font-size-asian="11.5pt" style:font-size-complex="11.5pt" fo:background-color="#FFFFFF"/>
    </style:style>
    <style:style style:name="T100" style:parent-style-name="DefaultParagraphFont" style:family="text">
      <style:text-properties style:font-name="Verdana" fo:color="#000000" fo:font-size="11.5pt" style:font-size-asian="11.5pt" style:font-size-complex="11.5pt" fo:background-color="#FFFFFF"/>
    </style:style>
    <style:style style:name="P101" style:parent-style-name="NormalWeb" style:family="paragraph">
      <style:paragraph-properties fo:margin-top="0.2in" fo:margin-bottom="0.2in" fo:background-color="#FFFFFF"/>
    </style:style>
    <style:style style:name="T102" style:parent-style-name="DefaultParagraphFont" style:family="text">
      <style:text-properties style:font-name="Verdana" fo:color="#000000" fo:font-size="11.5pt" style:font-size-asian="11.5pt" style:font-size-complex="11.5pt" fo:background-color="#FFFFFF" fo:language="en" fo:country="IN"/>
    </style:style>
    <style:style style:name="T103" style:parent-style-name="DefaultParagraphFont" style:family="text">
      <style:text-properties style:font-name="Verdana" fo:color="#000000" fo:font-size="11.5pt" style:font-size-asian="11.5pt" style:font-size-complex="11.5pt" fo:language="en" fo:country="IN"/>
    </style:style>
    <style:style style:name="T104" style:parent-style-name="DefaultParagraphFont" style:family="text">
      <style:text-properties style:font-name="Verdana" style:font-name-asian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105" style:parent-style-name="Normal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106" style:parent-style-name="DefaultParagraphFont" style:family="text">
      <style:text-properties style:font-name="Consolas" style:font-name-asian="Times New Roman" style:font-name-complex="Courier New" fo:color="#DC143C" style:letter-kerning="false" fo:font-size="10pt" style:font-size-asian="10pt" style:font-size-complex="10pt" fo:language="en" fo:country="IN" style:language-asian="en" style:country-asian="IN" style:language-complex="ar" style:country-complex="SA"/>
    </style:style>
    <style:style style:name="P107" style:parent-style-name="Normal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108" style:parent-style-name="DefaultParagraphFont" style:family="text">
      <style:text-properties style:font-name="Consolas" style:font-name-asian="Times New Roman" style:font-name-complex="Courier New" fo:color="#DC143C" style:letter-kerning="false" fo:font-size="10pt" style:font-size-asian="10pt" style:font-size-complex="10pt" fo:language="en" fo:country="IN" style:language-asian="en" style:country-asian="IN" style:language-complex="ar" style:country-complex="SA"/>
    </style:style>
    <style:style style:name="P109" style:parent-style-name="Normal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110" style:parent-style-name="DefaultParagraphFont" style:family="text">
      <style:text-properties style:font-name="Consolas" style:font-name-asian="Times New Roman" style:font-name-complex="Courier New" fo:color="#DC143C" style:letter-kerning="false" fo:font-size="10pt" style:font-size-asian="10pt" style:font-size-complex="10pt" fo:language="en" fo:country="IN" style:language-asian="en" style:country-asian="IN" style:language-complex="ar" style:country-complex="SA"/>
    </style:style>
    <style:style style:name="P111" style:parent-style-name="Normal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112" style:parent-style-name="DefaultParagraphFont" style:family="text">
      <style:text-properties style:font-name="Consolas" style:font-name-asian="Times New Roman" style:font-name-complex="Courier New" fo:color="#DC143C" style:letter-kerning="false" fo:font-size="10pt" style:font-size-asian="10pt" style:font-size-complex="10pt" fo:language="en" fo:country="IN" style:language-asian="en" style:country-asian="IN" style:language-complex="ar" style:country-complex="SA"/>
    </style:style>
    <style:style style:name="P113" style:parent-style-name="Normal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114" style:parent-style-name="DefaultParagraphFont" style:family="text">
      <style:text-properties style:font-name="Consolas" style:font-name-asian="Times New Roman" style:font-name-complex="Courier New" fo:color="#DC143C" style:letter-kerning="false" fo:font-size="10pt" style:font-size-asian="10pt" style:font-size-complex="10pt" fo:language="en" fo:country="IN" style:language-asian="en" style:country-asian="IN" style:language-complex="ar" style:country-complex="SA"/>
    </style:style>
    <style:style style:name="P115" style:parent-style-name="Normal" style:family="paragraph">
      <style:paragraph-properties fo:widows="2" fo:orphans="2" style:vertical-align="auto" fo:margin-top="0.2in" fo:margin-bottom="0.2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116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117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118" style:parent-style-name="Normal" style:family="paragraph">
      <style:paragraph-properties fo:widows="2" fo:orphans="2" style:vertical-align="auto" fo:margin-top="0.1041in" fo:margin-bottom="0.1041in"/>
      <style:text-properties style:font-name="Segoe UI" style:font-name-asian="Times New Roman" style:font-name-complex="Segoe UI" fo:color="#000000" style:letter-kerning="false" fo:font-size="18pt" style:font-size-asian="18pt" style:font-size-complex="18pt" fo:language="en" fo:country="IN" style:language-asian="en" style:country-asian="IN" style:language-complex="ar" style:country-complex="SA" fo:hyphenate="true"/>
    </style:style>
    <style:style style:name="P119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120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21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22" style:parent-style-name="DefaultParagraphFont" style:family="text">
      <style:text-properties style:font-name="Consolas" style:font-name-asian="Times New Roman" style:font-name-complex="Times New Roman" fo:color="#FF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23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24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25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26" style:parent-style-name="DefaultParagraphFont" style:family="text">
      <style:text-properties style:font-name="Consolas" style:font-name-asian="Times New Roman" style:font-name-complex="Times New Roman" fo:color="#FF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27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28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29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30" style:parent-style-name="DefaultParagraphFont" style:family="text">
      <style:text-properties style:font-name="Consolas" style:font-name-asian="Times New Roman" style:font-name-complex="Times New Roman" fo:color="#FF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31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32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33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34" style:parent-style-name="DefaultParagraphFont" style:family="text">
      <style:text-properties style:font-name="Consolas" style:font-name-asian="Times New Roman" style:font-name-complex="Times New Roman" fo:color="#FF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35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36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37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38" style:parent-style-name="DefaultParagraphFont" style:family="text">
      <style:text-properties style:font-name="Consolas" style:font-name-asian="Times New Roman" style:font-name-complex="Times New Roman" fo:color="#FF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139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140" style:parent-style-name="Standard" style:family="paragraph">
      <style:text-properties fo:language="en" fo:country="IN"/>
    </style:style>
    <style:style style:name="TableColumn142" style:family="table-column">
      <style:table-column-properties style:column-width="1.1812in"/>
    </style:style>
    <style:style style:name="TableColumn143" style:family="table-column">
      <style:table-column-properties style:column-width="8.7347in"/>
    </style:style>
    <style:style style:name="Table141" style:family="table">
      <style:table-properties style:width="9.9159in" fo:margin-left="-0.793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-top="0.0104in solid #CCCCCC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P146" style:parent-style-name="Normal" style:family="paragraph">
      <style:paragraph-properties fo:widows="2" fo:orphans="2" style:vertical-align="auto" fo:margin-top="0.2083in" fo:margin-bottom="0.2083in"/>
      <style:text-properties style:font-name="Verdana" style:font-name-asian="Times New Roman" style:font-name-complex="Times New Roman" fo:font-weight="bold" style:font-weight-asian="bold" style:font-weight-complex="bold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TableCell147" style:family="table-cell">
      <style:table-cell-properties fo:border-top="0.0104in solid #CCCCCC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148" style:parent-style-name="Normal" style:family="paragraph">
      <style:paragraph-properties fo:widows="2" fo:orphans="2" style:vertical-align="auto" fo:margin-top="0.2083in" fo:margin-bottom="0.2083in"/>
      <style:text-properties style:font-name="Verdana" style:font-name-asian="Times New Roman" style:font-name-complex="Times New Roman" fo:font-weight="bold" style:font-weight-asian="bold" style:font-weight-complex="bold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TableRow149" style:family="table-row">
      <style:table-row-properties/>
    </style:style>
    <style:style style:name="TableCell150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P151" style:parent-style-name="Normal" style:family="paragraph">
      <style:paragraph-properties fo:widows="2" fo:orphans="2" style:vertical-align="auto" fo:margin-top="0.2083in" fo:margin-bottom="0.2083in"/>
      <style:text-properties fo:hyphenate="true"/>
    </style:style>
    <style:style style:name="T152" style:parent-style-name="DefaultParagraphFont" style:family="text">
      <style:text-properties style:font-name="Verdana" style:font-name-asian="Times New Roman" style:font-name-complex="Times New Roman" fo:color="#0000FF" style:letter-kerning="false" fo:font-size="11.5pt" style:font-size-asian="11.5pt" style:font-size-complex="11.5pt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TableCell153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P154" style:parent-style-name="Normal" style:family="paragraph">
      <style:paragraph-properties fo:widows="2" fo:orphans="2" style:vertical-align="auto" fo:margin-top="0.2083in" fo:margin-bottom="0.2083in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TableRow155" style:family="table-row">
      <style:table-row-properties/>
    </style:style>
    <style:style style:name="TableCell156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P157" style:parent-style-name="Normal" style:family="paragraph">
      <style:paragraph-properties fo:widows="2" fo:orphans="2" style:vertical-align="auto" fo:margin-top="0.2083in" fo:margin-bottom="0.2083in"/>
      <style:text-properties fo:hyphenate="true"/>
    </style:style>
    <style:style style:name="T158" style:parent-style-name="DefaultParagraphFont" style:family="text">
      <style:text-properties style:font-name="Verdana" style:font-name-asian="Times New Roman" style:font-name-complex="Times New Roman" fo:color="#0000FF" style:letter-kerning="false" fo:font-size="11.5pt" style:font-size-asian="11.5pt" style:font-size-complex="11.5pt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TableCell159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160" style:parent-style-name="Normal" style:family="paragraph">
      <style:paragraph-properties fo:widows="2" fo:orphans="2" style:vertical-align="auto" fo:margin-top="0.2083in" fo:margin-bottom="0.2083in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TableRow161" style:family="table-row">
      <style:table-row-properties/>
    </style:style>
    <style:style style:name="TableCell162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P163" style:parent-style-name="Normal" style:family="paragraph">
      <style:paragraph-properties fo:widows="2" fo:orphans="2" style:vertical-align="auto" fo:margin-top="0.2083in" fo:margin-bottom="0.2083in"/>
      <style:text-properties fo:hyphenate="true"/>
    </style:style>
    <style:style style:name="T164" style:parent-style-name="DefaultParagraphFont" style:family="text">
      <style:text-properties style:font-name="Verdana" style:font-name-asian="Times New Roman" style:font-name-complex="Times New Roman" fo:color="#0000FF" style:letter-kerning="false" fo:font-size="11.5pt" style:font-size-asian="11.5pt" style:font-size-complex="11.5pt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TableCell165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P166" style:parent-style-name="Normal" style:family="paragraph">
      <style:paragraph-properties fo:widows="2" fo:orphans="2" style:vertical-align="auto" fo:margin-top="0.2083in" fo:margin-bottom="0.2083in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TableRow167" style:family="table-row">
      <style:table-row-properties/>
    </style:style>
    <style:style style:name="TableCell168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P169" style:parent-style-name="Normal" style:family="paragraph">
      <style:paragraph-properties fo:widows="2" fo:orphans="2" style:vertical-align="auto" fo:margin-top="0.2083in" fo:margin-bottom="0.2083in"/>
      <style:text-properties fo:hyphenate="true"/>
    </style:style>
    <style:style style:name="T170" style:parent-style-name="DefaultParagraphFont" style:family="text">
      <style:text-properties style:font-name="Verdana" style:font-name-asian="Times New Roman" style:font-name-complex="Times New Roman" fo:color="#0000FF" style:letter-kerning="false" fo:font-size="11.5pt" style:font-size-asian="11.5pt" style:font-size-complex="11.5pt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TableCell171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172" style:parent-style-name="Normal" style:family="paragraph">
      <style:paragraph-properties fo:widows="2" fo:orphans="2" style:vertical-align="auto" fo:margin-top="0.2083in" fo:margin-bottom="0.2083in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TableRow173" style:family="table-row">
      <style:table-row-properties/>
    </style:style>
    <style:style style:name="TableCell174" style:family="table-cell">
      <style:table-cell-properties fo:border-top="none" fo:border-left="0.0104in solid #CCCCCC" fo:border-bottom="0.0104in solid #CCCCCC" fo:border-right="none" fo:background-color="#E7E9EB" style:writing-mode="lr-tb" fo:padding-top="0.0833in" fo:padding-left="0.1666in" fo:padding-bottom="0.0833in" fo:padding-right="0.0833in"/>
    </style:style>
    <style:style style:name="P175" style:parent-style-name="Normal" style:family="paragraph">
      <style:paragraph-properties fo:widows="2" fo:orphans="2" style:vertical-align="auto" fo:margin-top="0.2083in" fo:margin-bottom="0.2083in"/>
      <style:text-properties fo:hyphenate="true"/>
    </style:style>
    <style:style style:name="T176" style:parent-style-name="DefaultParagraphFont" style:family="text">
      <style:text-properties style:font-name="Verdana" style:font-name-asian="Times New Roman" style:font-name-complex="Times New Roman" fo:color="#0000FF" style:letter-kerning="false" fo:font-size="11.5pt" style:font-size-asian="11.5pt" style:font-size-complex="11.5pt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TableCell177" style:family="table-cell">
      <style:table-cell-properties fo:border-top="none" fo:border-left="none" fo:border-bottom="0.0104in solid #CCCCCC" fo:border-right="0.0104in solid #CCCCCC" fo:background-color="#E7E9EB" style:writing-mode="lr-tb" fo:padding-top="0.0833in" fo:padding-left="0.0833in" fo:padding-bottom="0.0833in" fo:padding-right="0.0833in"/>
    </style:style>
    <style:style style:name="P178" style:parent-style-name="Normal" style:family="paragraph">
      <style:paragraph-properties fo:widows="2" fo:orphans="2" style:vertical-align="auto" fo:margin-top="0.2083in" fo:margin-bottom="0.2083in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179" style:parent-style-name="Standard" style:family="paragraph">
      <style:text-properties fo:language="en" fo:country="IN"/>
    </style:style>
  </office:automatic-styles>
  <office:body>
    <office:text text:use-soft-page-breaks="true">
      <text:p text:style-name="P1"><text:span text:style-name="T2">Q1.<text:s/></text:span>Why<text:s/><text:span text:style-name="T3">i</text:span>s<text:s/><text:span text:style-name="T4">i</text:span>t called a pse<text:span text:style-name="T5">u</text:span>do-class<text:span text:style-name="T6">?</text:span></text:p>
      <text:p text:style-name="P7">Ans1.<text:s/>A pseudo-class is used to define a special state of an element.</text:p>
      <text:p text:style-name="P8">For example, it can be used to:</text:p>
      <text:list text:style-name="LFO1" text:continue-numbering="true">
        <text:list-item>
          <text:p text:style-name="P9">Style an element when a user mouses over it</text:p>
        </text:list-item>
        <text:list-item>
          <text:p text:style-name="P10">Style visited and unvisited links differently</text:p>
        </text:list-item>
        <text:list-item>
          <text:p text:style-name="P11">Style an element when it gets focus</text:p>
        </text:list-item>
      </text:list>
      <text:p text:style-name="P12">The syntax of pseudo-classes:</text:p>
      <text:p text:style-name="P13"><text:span text:style-name="T14">selector:pseudo-class </text:span><text:span text:style-name="T15">{</text:span><text:span text:style-name="T16"><text:line-break/>  property</text:span><text:span text:style-name="T17">:</text:span><text:span text:style-name="T18"> value</text:span><text:span text:style-name="T19">;</text:span><text:span text:style-name="T20"><text:line-break/></text:span><text:span text:style-name="T21">}</text:span></text:p>
      <text:p text:style-name="P22"/>
      <text:p text:style-name="P23">Pseudo-classes can be combined with HTML classes:</text:p>
      <text:p text:style-name="P24">When you hover over the link in the example, it will change color:</text:p>
      <text:h text:style-name="P25" text:outline-level="3">Example</text:h>
      <text:p text:style-name="P26"><text:span text:style-name="T27">a.highlight:hover </text:span><text:span text:style-name="T28">{</text:span><text:span text:style-name="T29"><text:line-break/>  color</text:span><text:span text:style-name="T30">:</text:span><text:span text:style-name="T31"> #ff0000</text:span><text:span text:style-name="T32">;</text:span><text:span text:style-name="T33"><text:line-break/></text:span><text:span text:style-name="T34">}</text:span></text:p>
      <text:p text:style-name="P35"/>
      <text:p text:style-name="Standard"><text:span text:style-name="T36">Q2.</text:span><text:s/>What are grad<text:span text:style-name="T37">i</text:span>ents<text:s/><text:span text:style-name="T38">i</text:span>n C<text:span text:style-name="T39">SS?</text:span></text:p>
      <text:p text:style-name="Standard"><text:span text:style-name="T40">Ans2.<text:s/></text:span><text:span text:style-name="T41">CSS gradients </text:span><text:span text:style-name="T42">let you display smooth transitions between two or more specified colors</text:span><text:span text:style-name="T43">. CSS defines three types of gradients: Linear Gradients (goes down/up/left/right/diagonally) Radial Gradients (defined by their center) Conic Gradients (rotated around a center point)</text:span></text:p>
      <text:p text:style-name="P44"/>
      <text:p text:style-name="P45">To create a linear gradient you must define at least two color stops. Color stops are the colors you want to render smooth transitions among. You can also set a starting point and a direction (or an angle) along with the gradient effect.</text:p>
      <text:p text:style-name="P46">Syntax</text:p>
      <text:p text:style-name="Standard"><text:span text:style-name="T47">background-image: linear-gradient(</text:span><text:span text:style-name="T48">direction</text:span><text:span text:style-name="T49">, </text:span><text:span text:style-name="T50">color-stop1</text:span><text:span text:style-name="T51">, </text:span><text:span text:style-name="T52">color-stop2, ...</text:span><text:span text:style-name="T53">);</text:span></text:p>
      <text:p text:style-name="P54"/>
      <text:p text:style-name="P55">A radial gradient is defined by its center.</text:p>
      <text:p text:style-name="P56">To create a radial gradient you must also define at least two color stops.</text:p>
      <text:p text:style-name="P57">Syntax</text:p>
      <text:p text:style-name="Standard"><text:span text:style-name="T58">background-image: radial-gradient(</text:span><text:span text:style-name="T59">shape size </text:span><text:span text:style-name="T60">at</text:span><text:span text:style-name="T61"> position, start-color, ..., last-color</text:span><text:span text:style-name="T62">);</text:span></text:p>
      <text:p text:style-name="P63">By default, shape is ellipse, size is farthest-corner, and position is center.</text:p>
      <text:p text:style-name="P64"/>
      <text:p text:style-name="P65">A conic gradient is a gradient with color transitions rotated around a center point.</text:p>
      <text:p text:style-name="P66">To create a conic gradient you must define at least two colors.</text:p>
      <text:p text:style-name="P67">Syntax</text:p>
      <text:p text:style-name="Standard"><text:span text:style-name="T68">background-image: conic-gradient([from</text:span><text:span text:style-name="T69"> angle</text:span><text:span text:style-name="T70">] [at </text:span><text:span text:style-name="T71">position</text:span><text:span text:style-name="T72">,] </text:span><text:span text:style-name="T73">color </text:span><text:span text:style-name="T74">[</text:span><text:span text:style-name="T75">degree</text:span><text:span text:style-name="T76">]</text:span><text:span text:style-name="T77">, color </text:span><text:span text:style-name="T78">[</text:span><text:span text:style-name="T79">degree</text:span><text:span text:style-name="T80">]</text:span><text:span text:style-name="T81">, ...</text:span><text:span text:style-name="T82">);</text:span></text:p>
      <text:p text:style-name="Standard"><text:span text:style-name="T83">By default, </text:span><text:span text:style-name="T84">angle</text:span><text:span text:style-name="T85"> is 0deg and </text:span><text:span text:style-name="T86">position</text:span><text:span text:style-name="T87"> is center.</text:span></text:p>
      <text:p text:style-name="Standard"><text:span text:style-name="T88">If no </text:span><text:span text:style-name="T89">degree</text:span><text:span text:style-name="T90"> is specified, the colors will be spread equally around the center point.</text:span></text:p>
      <text:p text:style-name="P91"/>
      <text:p text:style-name="Standard"><text:span text:style-name="T92">Q3.</text:span><text:s/>What are d<text:span text:style-name="T93">i</text:span>fferent types of trans<text:span text:style-name="T94">i</text:span>t<text:span text:style-name="T95">i</text:span>ons<text:s/><text:span text:style-name="T96">i</text:span>n<text:s/><text:span text:style-name="T97">CSS?</text:span></text:p>
      <text:p text:style-name="Standard"><text:span text:style-name="T98">Ans3.</text:span><text:span text:style-name="T99"><text:s/></text:span><text:span text:style-name="T100">CSS transitions allows you to change property values smoothly, over a given duration</text:span></text:p>
      <text:p text:style-name="P101"><text:span text:style-name="T102">With the help of</text:span><text:span text:style-name="T103"><text:s/></text:span><text:span text:style-name="T104">the following properties:</text:span></text:p>
      <text:list text:style-name="LFO2" text:continue-numbering="true">
        <text:list-item>
          <text:p text:style-name="P105"><text:span text:style-name="T106">transition</text:span></text:p>
        </text:list-item>
        <text:list-item>
          <text:p text:style-name="P107"><text:span text:style-name="T108">transition-delay</text:span></text:p>
        </text:list-item>
        <text:list-item>
          <text:p text:style-name="P109"><text:span text:style-name="T110">transition-duration</text:span></text:p>
        </text:list-item>
        <text:list-item>
          <text:p text:style-name="P111"><text:span text:style-name="T112">transition-property</text:span></text:p>
        </text:list-item>
        <text:list-item>
          <text:p text:style-name="P113"><text:span text:style-name="T114">transition-timing-function</text:span></text:p>
        </text:list-item>
      </text:list>
      <text:p text:style-name="P115">To create a transition effect, you must specify two things:</text:p>
      <text:list text:style-name="LFO3" text:continue-numbering="true">
        <text:list-item>
          <text:p text:style-name="P116">the CSS property you want to add an effect to</text:p>
        </text:list-item>
        <text:list-item>
          <text:p text:style-name="P117">the duration of the effect</text:p>
        </text:list-item>
      </text:list>
      <text:h text:style-name="P118" text:outline-level="3">Example</text:h>
      <text:p text:style-name="P119"><text:span text:style-name="T120">div </text:span><text:span text:style-name="T121">{</text:span><text:span text:style-name="T122"><text:line-break/>  width</text:span><text:span text:style-name="T123">:</text:span><text:span text:style-name="T124"> 100px</text:span><text:span text:style-name="T125">;</text:span><text:span text:style-name="T126"><text:line-break/>  height</text:span><text:span text:style-name="T127">:</text:span><text:span text:style-name="T128"> 100px</text:span><text:span text:style-name="T129">;</text:span><text:span text:style-name="T130"><text:line-break/>  background</text:span><text:span text:style-name="T131">:</text:span><text:span text:style-name="T132"> red</text:span><text:span text:style-name="T133">;</text:span><text:span text:style-name="T134"><text:line-break/>  transition</text:span><text:span text:style-name="T135">:</text:span><text:span text:style-name="T136"> width 2s</text:span><text:span text:style-name="T137">;</text:span><text:span text:style-name="T138"><text:line-break/></text:span><text:span text:style-name="T139">}</text:span></text:p>
      <text:p text:style-name="P140"/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Property</text:p>
          </table:table-cell>
          <table:table-cell table:style-name="TableCell147">
            <text:p text:style-name="P148">Description</text:p>
          </table:table-cell>
        </table:table-row>
        <table:table-row table:style-name="TableRow149">
          <table:table-cell table:style-name="TableCell150">
            <text:p text:style-name="P151"><text:a xlink:href="https://www.w3schools.com/cssref/css3_pr_transition.asp" office:target-frame-name="_top" xlink:show="replace"><text:span text:style-name="T152">transition</text:span></text:a></text:p>
          </table:table-cell>
          <table:table-cell table:style-name="TableCell153">
            <text:p text:style-name="P154">A shorthand property for setting the four transition properties into a single property</text:p>
          </table:table-cell>
        </table:table-row>
        <table:table-row table:style-name="TableRow155">
          <table:table-cell table:style-name="TableCell156">
            <text:p text:style-name="P157"><text:a xlink:href="https://www.w3schools.com/cssref/css3_pr_transition-delay.asp" office:target-frame-name="_top" xlink:show="replace"><text:span text:style-name="T158">transition-delay</text:span></text:a></text:p>
          </table:table-cell>
          <table:table-cell table:style-name="TableCell159">
            <text:p text:style-name="P160">Specifies a delay (in seconds) for the transition effect</text:p>
          </table:table-cell>
        </table:table-row>
        <table:table-row table:style-name="TableRow161">
          <table:table-cell table:style-name="TableCell162">
            <text:p text:style-name="P163"><text:a xlink:href="https://www.w3schools.com/cssref/css3_pr_transition-duration.asp" office:target-frame-name="_top" xlink:show="replace"><text:span text:style-name="T164">transition-duration</text:span></text:a></text:p>
          </table:table-cell>
          <table:table-cell table:style-name="TableCell165">
            <text:p text:style-name="P166">Specifies how many seconds or milliseconds a transition effect takes to complete</text:p>
          </table:table-cell>
        </table:table-row>
        <table:table-row table:style-name="TableRow167">
          <table:table-cell table:style-name="TableCell168">
            <text:p text:style-name="P169"><text:a xlink:href="https://www.w3schools.com/cssref/css3_pr_transition-property.asp" office:target-frame-name="_top" xlink:show="replace"><text:span text:style-name="T170">transition-property</text:span></text:a></text:p>
          </table:table-cell>
          <table:table-cell table:style-name="TableCell171">
            <text:p text:style-name="P172">Specifies the name of the CSS property the transition effect is for</text:p>
          </table:table-cell>
        </table:table-row>
        <table:table-row table:style-name="TableRow173">
          <table:table-cell table:style-name="TableCell174">
            <text:p text:style-name="P175"><text:a xlink:href="https://www.w3schools.com/cssref/css3_pr_transition-timing-function.asp" office:target-frame-name="_top" xlink:show="replace"><text:span text:style-name="T176">transition-timing-function</text:span></text:a></text:p>
          </table:table-cell>
          <table:table-cell table:style-name="TableCell177">
            <text:p text:style-name="P178">Specifies the speed curve of the transition effect</text:p>
          </table:table-cell>
        </table:table-row>
      </table:table>
      <text:p text:style-name="P1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3" style:display-name="Heading 3" style:family="paragraph" style:parent-style-name="Normal" style:default-outline-level="3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IN" style:language-asian="en" style:country-asian="IN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text-properties style:font-name-complex="Times New Roman" fo:hyphenate="false"/>
    </style:style>
    <style:style style:name="cssselectorcolor" style:display-name="cssselectorcolor" style:family="text" style:parent-style-name="DefaultParagraphFont"/>
    <style:style style:name="cssdelimitercolor" style:display-name="cssdelimitercolor" style:family="text" style:parent-style-name="DefaultParagraphFont"/>
    <style:style style:name="csspropertycolor" style:display-name="csspropertycolor" style:family="text" style:parent-style-name="DefaultParagraphFont"/>
    <style:style style:name="csspropertyvaluecolor" style:display-name="csspropertyvaluecolor" style:family="text" style:parent-style-name="DefaultParagraphFon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IN" style:language-asian="en" style:country-asian="IN" style:language-complex="ar" style:country-complex="SA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anmay sisodia</dc:creator>
    <meta:creation-date>2009-04-16T11:32:00Z</meta:creation-date>
    <dc:date>2023-04-01T18:21:00Z</dc:date>
    <meta:template xlink:href="Normal" xlink:type="simple"/>
    <meta:editing-cycles>4</meta:editing-cycles>
    <meta:editing-duration>PT660S</meta:editing-duration>
    <meta:user-defined meta:name="Info 1"/>
    <meta:user-defined meta:name="Info 2"/>
    <meta:user-defined meta:name="Info 3"/>
    <meta:user-defined meta:name="Info 4"/>
    <meta:document-statistic meta:page-count="1" meta:paragraph-count="6" meta:word-count="477" meta:character-count="3193" meta:row-count="22" meta:non-whitespace-character-count="2722"/>
  </office:meta>
</office:document-meta>
</file>